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, 'Droid Sans Mono', monospace, monospace"/>
    <style:font-face style:name="Mangal1" svg:font-family="Mangal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7cfdb" style:font-weight-asian="bold" style:font-weight-complex="bold"/>
    </style:style>
    <style:style style:name="P2" style:family="paragraph" style:parent-style-name="Standard">
      <style:paragraph-properties style:line-height-at-least="0.582cm"/>
      <style:text-properties fo:color="#000000" loext:opacity="100%" style:font-name="Fira Code" fo:font-size="12pt" fo:font-weight="normal" fo:background-color="#ffffff" style:font-weight-asian="normal" style:font-weight-complex="normal"/>
    </style:style>
    <style:style style:name="P3" style:family="paragraph" style:parent-style-name="Standard">
      <style:paragraph-properties style:line-height-at-least="0.582cm"/>
      <style:text-properties fo:color="#000000" loext:opacity="100%" style:font-name="Fira Code" fo:font-size="12pt" fo:font-weight="normal" officeooo:paragraph-rsid="0004ce35" fo:background-color="#ffffff" style:font-weight-asian="normal" style:font-weight-complex="normal"/>
    </style:style>
    <style:style style:name="P4" style:family="paragraph" style:parent-style-name="Standard">
      <style:paragraph-properties style:line-height-at-least="0.582cm"/>
      <style:text-properties fo:color="#000000" loext:opacity="100%" style:font-name="Fira Code" fo:font-size="12pt" fo:font-weight="normal" officeooo:paragraph-rsid="0007cfdb" fo:background-color="#ffffff" style:font-weight-asian="normal" style:font-weight-complex="normal"/>
    </style:style>
    <style:style style:name="P5" style:family="paragraph" style:parent-style-name="Standard">
      <style:paragraph-properties style:line-height-at-least="0.582cm"/>
      <style:text-properties fo:color="#008000" loext:opacity="100%" style:font-name="Fira Code" fo:font-size="12pt" fo:font-weight="normal" fo:background-color="#ffffff" style:font-weight-asian="normal" style:font-weight-complex="normal"/>
    </style:style>
    <style:style style:name="P6" style:family="paragraph" style:parent-style-name="Standard">
      <style:paragraph-properties style:line-height-at-least="0.582cm"/>
      <style:text-properties fo:color="#008000" loext:opacity="100%" style:font-name="Fira Code" fo:font-size="12pt" fo:font-weight="normal" officeooo:paragraph-rsid="0004ce35" fo:background-color="#ffffff" style:font-weight-asian="normal" style:font-weight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style:line-height-at-least="0.582cm"/>
      <style:text-properties fo:font-weight="normal" style:font-weight-asian="normal" style:font-weight-complex="normal"/>
    </style:style>
    <style:style style:name="P9" style:family="paragraph" style:parent-style-name="Standard">
      <style:paragraph-properties style:line-height-at-least="0.582cm"/>
      <style:text-properties fo:font-weight="normal" officeooo:paragraph-rsid="0004ce35" style:font-weight-asian="normal" style:font-weight-complex="normal"/>
    </style:style>
    <style:style style:name="P10" style:family="paragraph" style:parent-style-name="Standard">
      <style:text-properties style:font-name="monospace"/>
    </style:style>
    <style:style style:name="P11" style:family="paragraph" style:parent-style-name="Standard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1pt" fo:font-weight="normal" officeooo:rsid="00062d66" officeooo:paragraph-rsid="00062d66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Liberation Sans" fo:font-size="14pt" fo:font-weight="bold" officeooo:rsid="0007cfdb" officeooo:paragraph-rsid="0007cfdb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Liberation Sans" fo:font-size="14pt" fo:font-weight="bold" officeooo:rsid="0007cfdb" officeooo:paragraph-rsid="00094f2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.499cm" style:contextual-spacing="false" style:line-height-at-least="0.582cm"/>
      <style:text-properties fo:font-weight="normal" style:font-weight-asian="normal" style:font-weight-complex="normal"/>
    </style:style>
    <style:style style:name="T1" style:family="text">
      <style:text-properties fo:color="#af00db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font-name="Fira Code" fo:font-size="12pt" fo:background-color="#ffffff" loext:char-shading-value="0"/>
    </style:style>
    <style:style style:name="T4" style:family="text">
      <style:text-properties fo:color="#a31515" loext:opacity="100%"/>
    </style:style>
    <style:style style:name="T5" style:family="text">
      <style:text-properties fo:color="#000000" loext:opacity="100%" style:font-name="Fira Code" fo:font-size="12pt" fo:background-color="#ffffff" loext:char-shading-value="0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fo:color="#000000" loext:opacity="100%" fo:font-weight="normal" fo:background-color="#ffffff" loext:char-shading-value="0" style:font-weight-asian="normal" style:font-weight-complex="normal"/>
    </style:style>
    <style:style style:name="T8" style:family="text">
      <style:text-properties fo:color="#795e26" loext:opacity="100%"/>
    </style:style>
    <style:style style:name="T9" style:family="text">
      <style:text-properties fo:color="#795e26" loext:opacity="100%" style:font-name="Fira Code" fo:font-size="12pt" fo:background-color="#ffffff" loext:char-shading-value="0"/>
    </style:style>
    <style:style style:name="T10" style:family="text">
      <style:text-properties fo:color="#001080" loext:opacity="100%"/>
    </style:style>
    <style:style style:name="T11" style:family="text">
      <style:text-properties fo:color="#001080" loext:opacity="100%" style:font-name="Fira Code" fo:font-size="12pt" fo:background-color="#ffffff" loext:char-shading-value="0"/>
    </style:style>
    <style:style style:name="T12" style:family="text">
      <style:text-properties fo:color="#098658" loext:opacity="100%"/>
    </style:style>
    <style:style style:name="T13" style:family="text">
      <style:text-properties fo:color="#ee0000" loext:opacity="100%"/>
    </style:style>
    <style:style style:name="T14" style:family="text">
      <style:text-properties fo:color="#008000" loext:opacity="100%"/>
    </style:style>
    <style:style style:name="T15" style:family="text">
      <style:text-properties officeooo:rsid="0006a42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07cfdb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7cfdb" style:font-weight-asian="bold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officeooo:rsid="00094f28"/>
    </style:style>
    <style:style style:name="T23" style:family="text">
      <style:text-properties style:font-name="Liberation Sans" fo:font-size="14pt" officeooo:rsid="0007cfdb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nkan Basu <text:s/>MTCT <text:s/>Sem 1 <text:s/>002310504015 <text:s/>(<text:span text:style-name="T22">Programming Lab </text:span>Assignment 1)</text:p>
      <text:p text:style-name="P11"/>
      <text:p text:style-name="P11"/>
      <text:p text:style-name="P12">Write a menu driven prog<text:span text:style-name="T15">r</text:span>am in C to perform the following operations in an integer array allocated memory dynamically. The list may grow or shrink compared to the initial allocation as and when required. <text:span text:style-name="T17">Multiple operations may be performed on the existing list without recompiling/re executing the program. The operations are: </text:span></text:p>
      <text:p text:style-name="P12"><text:span text:style-name="T19">a)</text:span> Create, <text:span text:style-name="T18">b</text:span><text:span text:style-name="T19">)</text:span> Count, <text:span text:style-name="T18">c</text:span><text:span text:style-name="T19">)</text:span> Indexed element, <text:span text:style-name="T18">d</text:span><text:span text:style-name="T19">)</text:span> Insert, <text:span text:style-name="T18">e</text:span><text:span text:style-name="T19">)</text:span> Delete, <text:span text:style-name="T18">f</text:span><text:span text:style-name="T19">)</text:span> Merge, <text:span text:style-name="T18">g</text:span><text:span text:style-name="T19">)</text:span> Split, <text:span text:style-name="T18">h</text:span><text:span text:style-name="T19">)</text:span> Sort, <text:span text:style-name="T18">j</text:span><text:span text:style-name="T19">)</text:span> Search</text:p>
      <text:p text:style-name="P11"/>
      <text:p text:style-name="P11"/>
      <text:p text:style-name="P13">PROGRAM</text:p>
      <text:p text:style-name="P7"/>
      <text:p text:style-name="P2"><text:span text:style-name="T1">#include</text:span><text:span text:style-name="T2"> </text:span><text:span text:style-name="T4">&lt;stdio.h&gt;</text:span></text:p>
      <text:p text:style-name="P2"><text:span text:style-name="T1">#include</text:span><text:span text:style-name="T2"> </text:span><text:span text:style-name="T4">&lt;stdlib.h&gt;</text:span></text:p>
      <text:p text:style-name="P8"/>
      <text:p text:style-name="P2"><text:span text:style-name="T2">int</text:span> *<text:span text:style-name="T8">create_array</text:span>(<text:span text:style-name="T2">int</text:span> *<text:span text:style-name="T10">size</text:span>);</text:p>
      <text:p text:style-name="P2"><text:span text:style-name="T2">int</text:span> *<text:span text:style-name="T8">insert</text:span>(<text:span text:style-name="T2">int</text:span> *<text:span text:style-name="T10">arr</text:span>, <text:span text:style-name="T2">int</text:span> *<text:span text:style-name="T10">size</text:span>, <text:span text:style-name="T2">int</text:span> <text:span text:style-name="T10">indx</text:span>, <text:span text:style-name="T2">int</text:span> <text:span text:style-name="T10">element</text:span>);</text:p>
      <text:p text:style-name="P2"><text:span text:style-name="T2">int</text:span> *<text:span text:style-name="T8">delete_element</text:span>(<text:span text:style-name="T2">int</text:span> *<text:span text:style-name="T10">arr</text:span>, <text:span text:style-name="T2">int</text:span> *<text:span text:style-name="T10">size</text:span>, <text:span text:style-name="T2">int</text:span> <text:span text:style-name="T10">element</text:span>);</text:p>
      <text:p text:style-name="P2"><text:span text:style-name="T2">int</text:span> <text:span text:style-name="T8">search</text:span>(<text:span text:style-name="T2">int</text:span> *<text:span text:style-name="T10">arr</text:span>, <text:span text:style-name="T2">int</text:span> <text:span text:style-name="T10">size</text:span>, <text:span text:style-name="T2">int</text:span> <text:span text:style-name="T10">element</text:span>);</text:p>
      <text:p text:style-name="P2"><text:span text:style-name="T2">int</text:span> *<text:span text:style-name="T8">merge</text:span>(<text:span text:style-name="T2">int</text:span> *<text:span text:style-name="T10">arr1</text:span>, <text:span text:style-name="T2">int</text:span> *<text:span text:style-name="T10">arr2</text:span>, <text:span text:style-name="T2">int</text:span> <text:span text:style-name="T10">size1</text:span>, <text:span text:style-name="T2">int</text:span> <text:span text:style-name="T10">size2</text:span>, <text:span text:style-name="T2">int</text:span> *<text:span text:style-name="T10">size3</text:span>);</text:p>
      <text:p text:style-name="P2"><text:span text:style-name="T2">int</text:span> *<text:span text:style-name="T8">split</text:span>(<text:span text:style-name="T2">int</text:span> *<text:span text:style-name="T10">arr</text:span>, <text:span text:style-name="T2">int</text:span> *<text:span text:style-name="T10">arr2</text:span>, <text:span text:style-name="T2">int</text:span> *<text:span text:style-name="T10">size</text:span>, <text:span text:style-name="T2">int</text:span> *<text:span text:style-name="T10">size2</text:span>, <text:span text:style-name="T2">int</text:span> <text:span text:style-name="T10">indx</text:span>);</text:p>
      <text:p text:style-name="P2"><text:span text:style-name="T2">void</text:span> <text:span text:style-name="T8">sort</text:span>(<text:span text:style-name="T2">int</text:span> *<text:span text:style-name="T10">arr</text:span>, <text:span text:style-name="T2">int</text:span> <text:span text:style-name="T10">start</text:span>, <text:span text:style-name="T2">int</text:span> <text:span text:style-name="T10">end</text:span>);</text:p>
      <text:p text:style-name="P2"><text:span text:style-name="T2">int</text:span> <text:span text:style-name="T8">partition</text:span>(<text:span text:style-name="T2">int</text:span> *<text:span text:style-name="T10">arr</text:span>, <text:span text:style-name="T2">int</text:span> <text:span text:style-name="T10">start</text:span>, <text:span text:style-name="T2">int</text:span> <text:span text:style-name="T10">end</text:span>);</text:p>
      <text:p text:style-name="P2"><text:span text:style-name="T2">void</text:span> <text:span text:style-name="T8">swap</text:span>(<text:span text:style-name="T2">int</text:span> *<text:span text:style-name="T10">a</text:span>, <text:span text:style-name="T2">int</text:span> *<text:span text:style-name="T10">b</text:span>);</text:p>
      <text:p text:style-name="P2"><text:span text:style-name="T2">void</text:span> <text:span text:style-name="T8">print_array</text:span>(<text:span text:style-name="T2">int</text:span> *<text:span text:style-name="T10">arr</text:span>, <text:span text:style-name="T2">int</text:span> <text:span text:style-name="T10">size</text:span>);</text:p>
      <text:p text:style-name="P8"/>
      <text:p text:style-name="P2"><text:span text:style-name="T2">int</text:span> <text:span text:style-name="T8">main</text:span>() {</text:p>
      <text:p text:style-name="P2"><text:span text:style-name="T2"><text:s text:c="3"/>int</text:span> n;</text:p>
      <text:p text:style-name="P3"><text:span text:style-name="T2"><text:s text:c="3"/>int</text:span> *arr=<text:span text:style-name="T2">NULL</text:span>, size, indx, element, flg=<text:span text:style-name="T12">1</text:span>, *arr2=<text:span text:style-name="T2">NULL</text:span>, size2, <text:span text:style-name="T2"><text:s text:c="3"/></text:span>*arr3=<text:span text:style-name="T2">NULL</text:span>, size3;</text:p>
      <text:p text:style-name="P3"><text:span text:style-name="T2"><text:s text:c="3"/></text:span><text:span text:style-name="T1">while</text:span>(flg) {</text:p>
      <text:p text:style-name="P3"><text:span text:style-name="T2"><text:s text:c="6"/></text:span><text:span text:style-name="T8">printf</text:span>(<text:span text:style-name="T4">"</text:span><text:span text:style-name="T13">\n</text:span><text:span text:style-name="T4">1. Create</text:span><text:span text:style-name="T13">\n</text:span><text:span text:style-name="T4">"</text:span>);</text:p>
      <text:p text:style-name="P3"><text:span text:style-name="T2"><text:s text:c="3"/></text:span><text:span text:style-name="T8">printf</text:span>(<text:span text:style-name="T4">"2. Count</text:span><text:span text:style-name="T13">\n</text:span><text:span text:style-name="T4">"</text:span>);</text:p>
      <text:p text:style-name="P3"><text:span text:style-name="T2"><text:s text:c="3"/></text:span><text:span text:style-name="T8">printf</text:span>(<text:span text:style-name="T4">"3. Indexed Element</text:span><text:span text:style-name="T13">\n</text:span><text:span text:style-name="T4">"</text:span>);</text:p>
      <text:p text:style-name="P3"><text:span text:style-name="T2"><text:s text:c="3"/></text:span><text:span text:style-name="T8">printf</text:span>(<text:span text:style-name="T4">"4. Insert</text:span><text:span text:style-name="T13">\n</text:span><text:span text:style-name="T4">"</text:span>);</text:p>
      <text:p text:style-name="P3"><text:span text:style-name="T2"><text:s text:c="3"/></text:span><text:span text:style-name="T8">printf</text:span>(<text:span text:style-name="T4">"5. Delete</text:span><text:span text:style-name="T13">\n</text:span><text:span text:style-name="T4">"</text:span>);</text:p>
      <text:p text:style-name="P3"><text:span text:style-name="T2"><text:s text:c="3"/></text:span><text:span text:style-name="T8">printf</text:span>(<text:span text:style-name="T4">"6. Merge</text:span><text:span text:style-name="T13">\n</text:span><text:span text:style-name="T4">"</text:span>);</text:p>
      <text:p text:style-name="P3"><text:span text:style-name="T2"><text:s text:c="3"/></text:span><text:span text:style-name="T8">printf</text:span>(<text:span text:style-name="T4">"7. Split</text:span><text:span text:style-name="T13">\n</text:span><text:span text:style-name="T4">"</text:span>);</text:p>
      <text:p text:style-name="P3"><text:span text:style-name="T2"><text:s text:c="3"/></text:span><text:span text:style-name="T8">printf</text:span>(<text:span text:style-name="T4">"8. Sort</text:span><text:span text:style-name="T13">\n</text:span><text:span text:style-name="T4">"</text:span>);</text:p>
      <text:p text:style-name="P3"><text:span text:style-name="T2"><text:s text:c="3"/></text:span><text:span text:style-name="T8">printf</text:span>(<text:span text:style-name="T4">"9. Search</text:span><text:span text:style-name="T13">\n</text:span><text:span text:style-name="T4">"</text:span>);</text:p>
      <text:p text:style-name="P3"><text:span text:style-name="T2"><text:s text:c="3"/></text:span><text:span text:style-name="T8">printf</text:span>(<text:span text:style-name="T4">"0. Exit</text:span><text:span text:style-name="T13">\n</text:span><text:span text:style-name="T4">"</text:span>);</text:p>
      <text:p text:style-name="P3"><text:span text:style-name="T2"><text:s text:c="3"/></text:span><text:span text:style-name="T8">printf</text:span>(<text:span text:style-name="T4">"Chose option: "</text:span>);</text:p>
      <text:p text:style-name="P3"><text:span text:style-name="T2"><text:s text:c="3"/></text:span><text:span text:style-name="T8">scanf</text:span>(<text:span text:style-name="T4">"</text:span><text:span text:style-name="T10">%d</text:span><text:span text:style-name="T4">"</text:span>, &amp;n);</text:p>
      <text:p text:style-name="P15"/>
      <text:p text:style-name="P3"><text:soft-page-break/><text:span text:style-name="T2"><text:s text:c="3"/></text:span><text:span text:style-name="T1">switch</text:span>(n) {</text:p>
      <text:p text:style-name="P3"><text:span text:style-name="T2"><text:s text:c="6"/></text:span><text:span text:style-name="T1">case</text:span> <text:span text:style-name="T12">0</text:span>:</text:p>
      <text:p text:style-name="P3"><text:span text:style-name="T2"><text:s text:c="9"/></text:span>flg=<text:span text:style-name="T12">0</text:span>;</text:p>
      <text:p text:style-name="P3"><text:span text:style-name="T2"><text:s text:c="9"/></text:span><text:span text:style-name="T1">break</text:span>;</text:p>
      <text:p text:style-name="P3"><text:span text:style-name="T2"><text:s text:c="6"/></text:span><text:span text:style-name="T1">case</text:span> <text:span text:style-name="T12">1</text:span>:</text:p>
      <text:p text:style-name="P3"><text:span text:style-name="T2"><text:s text:c="9"/></text:span><text:span text:style-name="T1">if</text:span> (arr != <text:span text:style-name="T2">NULL</text:span>) {<text:span text:style-name="T14">//free previously created array, if any</text:span></text:p>
      <text:p text:style-name="P3"><text:span text:style-name="T2"><text:s text:c="12"/></text:span><text:span text:style-name="T8">free</text:span>(arr);</text:p>
      <text:p text:style-name="P3"><text:span text:style-name="T2"><text:s text:c="12"/></text:span>arr = <text:span text:style-name="T2">NULL</text:span>;</text:p>
      <text:p text:style-name="P3"><text:span text:style-name="T2"><text:s text:c="12"/></text:span>size = <text:span text:style-name="T12">0</text:span>;</text:p>
      <text:p text:style-name="P3"><text:span text:style-name="T2"><text:s text:c="9"/></text:span>}</text:p>
      <text:p text:style-name="P3"><text:span text:style-name="T2"><text:s text:c="9"/></text:span>arr = <text:span text:style-name="T8">create_array</text:span>(&amp;<text:span text:style-name="T10">size</text:span>);</text:p>
      <text:p text:style-name="P3"><text:span text:style-name="T2"><text:s text:c="9"/></text:span><text:span text:style-name="T8">fflush</text:span>(stdin);</text:p>
      <text:p text:style-name="P3"><text:span text:style-name="T2"><text:s text:c="9"/></text:span><text:span text:style-name="T8">print_array</text:span>(arr, size);</text:p>
      <text:p text:style-name="P3"><text:span text:style-name="T2"><text:s text:c="9"/></text:span><text:span text:style-name="T1">break</text:span>;</text:p>
      <text:p text:style-name="P3"><text:span text:style-name="T2"><text:s text:c="6"/></text:span><text:span text:style-name="T1">case</text:span> <text:span text:style-name="T12">2</text:span>:</text:p>
      <text:p text:style-name="P3"><text:span text:style-name="T2"><text:s text:c="9"/></text:span><text:span text:style-name="T8">printf</text:span>(<text:span text:style-name="T4">"Size of array: </text:span><text:span text:style-name="T10">%d</text:span><text:span text:style-name="T13">\n</text:span><text:span text:style-name="T4">"</text:span>, size);</text:p>
      <text:p text:style-name="P3"><text:span text:style-name="T2"><text:s text:c="9"/></text:span><text:span text:style-name="T1">break</text:span>;</text:p>
      <text:p text:style-name="P3"><text:span text:style-name="T2"><text:s text:c="6"/></text:span><text:span text:style-name="T1">case</text:span> <text:span text:style-name="T12">3</text:span>:</text:p>
      <text:p text:style-name="P3"><text:span text:style-name="T2"><text:s text:c="9"/></text:span><text:span text:style-name="T1">if</text:span> (arr == <text:span text:style-name="T2">NULL</text:span>) {</text:p>
      <text:p text:style-name="P3"><text:span text:style-name="T2"><text:s text:c="12"/></text:span><text:span text:style-name="T8">printf</text:span>(<text:span text:style-name="T4">"Create array first</text:span><text:span text:style-name="T13">\n</text:span><text:span text:style-name="T4">"</text:span>);</text:p>
      <text:p text:style-name="P3"><text:span text:style-name="T2"><text:s text:c="12"/></text:span><text:span text:style-name="T1">break</text:span>;</text:p>
      <text:p text:style-name="P3"><text:span text:style-name="T2"><text:s text:c="9"/></text:span>}</text:p>
      <text:p text:style-name="P3"><text:span text:style-name="T2"><text:s text:c="9"/></text:span><text:span text:style-name="T8">printf</text:span>(<text:span text:style-name="T4">"Enter index: "</text:span>);</text:p>
      <text:p text:style-name="P3"><text:span text:style-name="T2"><text:s text:c="9"/></text:span><text:span text:style-name="T8">scanf</text:span>(<text:span text:style-name="T4">"</text:span><text:span text:style-name="T10">%d</text:span><text:span text:style-name="T4">"</text:span>, &amp;<text:span text:style-name="T10">indx</text:span>);</text:p>
      <text:p text:style-name="P3"><text:span text:style-name="T2"><text:s text:c="9"/></text:span><text:span text:style-name="T1">if</text:span> (indx &gt;= size) {</text:p>
      <text:p text:style-name="P3"><text:span text:style-name="T2"><text:s text:c="12"/></text:span><text:span text:style-name="T8">printf</text:span>(<text:span text:style-name="T4">"Array Index Out of Bounds.</text:span><text:span text:style-name="T13">\n</text:span><text:span text:style-name="T4">"</text:span>);</text:p>
      <text:p text:style-name="P3"><text:span text:style-name="T2"><text:s text:c="12"/></text:span><text:span text:style-name="T1">break</text:span>;</text:p>
      <text:p text:style-name="P3"><text:span text:style-name="T2"><text:s text:c="9"/></text:span>}</text:p>
      <text:p text:style-name="P3"><text:span text:style-name="T2"><text:s text:c="9"/></text:span><text:span text:style-name="T8">printf</text:span>(<text:span text:style-name="T4">"Element: </text:span><text:span text:style-name="T10">%d</text:span><text:span text:style-name="T13">\n</text:span><text:span text:style-name="T4">"</text:span>, <text:span text:style-name="T10">arr</text:span>[indx]);</text:p>
      <text:p text:style-name="P3"><text:span text:style-name="T2"><text:s text:c="9"/></text:span><text:span text:style-name="T1">break</text:span>;</text:p>
      <text:p text:style-name="P3"><text:span text:style-name="T2"><text:s text:c="6"/></text:span><text:span text:style-name="T1">case</text:span> <text:span text:style-name="T12">4</text:span>:</text:p>
      <text:p text:style-name="P3"><text:span text:style-name="T2"><text:s text:c="9"/></text:span><text:span text:style-name="T1">if</text:span> (arr == <text:span text:style-name="T2">NULL</text:span>) {</text:p>
      <text:p text:style-name="P3"><text:span text:style-name="T2"><text:s text:c="12"/></text:span><text:span text:style-name="T8">printf</text:span>(<text:span text:style-name="T4">"Create array first</text:span><text:span text:style-name="T13">\n</text:span><text:span text:style-name="T4">"</text:span>);</text:p>
      <text:p text:style-name="P3"><text:span text:style-name="T2"><text:s text:c="12"/></text:span><text:span text:style-name="T1">break</text:span>;</text:p>
      <text:p text:style-name="P3"><text:span text:style-name="T2"><text:s text:c="9"/></text:span>}</text:p>
      <text:p text:style-name="P3"><text:span text:style-name="T2"><text:s text:c="9"/></text:span><text:span text:style-name="T8">printf</text:span>(<text:span text:style-name="T4">"Enter index to insert: "</text:span>);</text:p>
      <text:p text:style-name="P3"><text:span text:style-name="T2"><text:s text:c="9"/></text:span><text:span text:style-name="T8">scanf</text:span>(<text:span text:style-name="T4">"</text:span><text:span text:style-name="T10">%d</text:span><text:span text:style-name="T4">"</text:span>, &amp;<text:span text:style-name="T10">indx</text:span>);</text:p>
      <text:p text:style-name="P8"/>
      <text:p text:style-name="P3"><text:span text:style-name="T2"><text:s text:c="9"/></text:span><text:span text:style-name="T1">if</text:span> (indx &gt; size) {</text:p>
      <text:p text:style-name="P3"><text:span text:style-name="T2"><text:s text:c="12"/></text:span><text:span text:style-name="T8">printf</text:span>(<text:span text:style-name="T4">"Array Index Out of Bounds.</text:span><text:span text:style-name="T13">\n</text:span><text:span text:style-name="T4">"</text:span>);</text:p>
      <text:p text:style-name="P3"><text:span text:style-name="T2"><text:s text:c="12"/></text:span><text:span text:style-name="T1">break</text:span>;</text:p>
      <text:p text:style-name="P3"><text:span text:style-name="T2"><text:s text:c="9"/></text:span>}</text:p>
      <text:p text:style-name="P3"><text:span text:style-name="T2"><text:s text:c="9"/></text:span><text:span text:style-name="T8">printf</text:span>(<text:span text:style-name="T4">"Enter element to insert: "</text:span>);</text:p>
      <text:p text:style-name="P3"><text:span text:style-name="T2"><text:s text:c="9"/></text:span><text:span text:style-name="T8">scanf</text:span>(<text:span text:style-name="T4">"</text:span><text:span text:style-name="T10">%d</text:span><text:span text:style-name="T4">"</text:span>, &amp;<text:span text:style-name="T10">element</text:span>);</text:p>
      <text:p text:style-name="P8"><text:soft-page-break/></text:p>
      <text:p text:style-name="P3"><text:span text:style-name="T2"><text:s text:c="9"/></text:span>arr = <text:span text:style-name="T8">insert</text:span>(arr, &amp;<text:span text:style-name="T10">size</text:span>, indx, element);</text:p>
      <text:p text:style-name="P3"><text:span text:style-name="T2"><text:s text:c="9"/></text:span><text:span text:style-name="T8">print_array</text:span>(arr, size);</text:p>
      <text:p text:style-name="P3"><text:span text:style-name="T2"><text:s text:c="9"/></text:span><text:span text:style-name="T1">break</text:span>;</text:p>
      <text:p text:style-name="P3"><text:span text:style-name="T2"><text:s text:c="6"/></text:span><text:span text:style-name="T1">case</text:span> <text:span text:style-name="T12">5</text:span>:</text:p>
      <text:p text:style-name="P3"><text:span text:style-name="T2"><text:s text:c="9"/></text:span><text:span text:style-name="T1">if</text:span> (arr == <text:span text:style-name="T2">NULL</text:span>) {</text:p>
      <text:p text:style-name="P3"><text:span text:style-name="T2"><text:s text:c="12"/></text:span><text:span text:style-name="T8">printf</text:span>(<text:span text:style-name="T4">"Create array first</text:span><text:span text:style-name="T13">\n</text:span><text:span text:style-name="T4">"</text:span>);</text:p>
      <text:p text:style-name="P3"><text:span text:style-name="T2"><text:s text:c="12"/></text:span><text:span text:style-name="T1">break</text:span>;</text:p>
      <text:p text:style-name="P3"><text:span text:style-name="T2"><text:s text:c="9"/></text:span>}</text:p>
      <text:p text:style-name="P3"><text:span text:style-name="T2"><text:s text:c="9"/></text:span><text:span text:style-name="T8">printf</text:span>(<text:span text:style-name="T4">"Enter element to delete: "</text:span>);</text:p>
      <text:p text:style-name="P3"><text:span text:style-name="T2"><text:s text:c="9"/></text:span><text:span text:style-name="T8">scanf</text:span>(<text:span text:style-name="T4">"</text:span><text:span text:style-name="T10">%d</text:span><text:span text:style-name="T4">"</text:span>, &amp;<text:span text:style-name="T10">element</text:span>);</text:p>
      <text:p text:style-name="P3"><text:span text:style-name="T2"><text:s text:c="9"/></text:span>arr = <text:span text:style-name="T8">delete_element</text:span>(arr, &amp;<text:span text:style-name="T10">size</text:span>, element);</text:p>
      <text:p text:style-name="P3"><text:span text:style-name="T2"><text:s text:c="9"/></text:span><text:span text:style-name="T8">print_array</text:span>(arr, size);</text:p>
      <text:p text:style-name="P3"><text:span text:style-name="T2"><text:s text:c="9"/></text:span><text:span text:style-name="T1">break</text:span>;</text:p>
      <text:p text:style-name="P3"><text:span text:style-name="T2"><text:s text:c="6"/></text:span><text:span text:style-name="T1">case</text:span> <text:span text:style-name="T12">6</text:span>:</text:p>
      <text:p text:style-name="P3"><text:span text:style-name="T2"><text:s text:c="9"/></text:span><text:span text:style-name="T1">if</text:span> (arr == <text:span text:style-name="T2">NULL</text:span>) {</text:p>
      <text:p text:style-name="P3"><text:span text:style-name="T2"><text:s text:c="12"/></text:span><text:span text:style-name="T8">printf</text:span>(<text:span text:style-name="T4">"Create array 1</text:span><text:span text:style-name="T13">\n</text:span><text:span text:style-name="T4">"</text:span>);</text:p>
      <text:p text:style-name="P3"><text:span text:style-name="T2"><text:s text:c="12"/></text:span>arr = <text:span text:style-name="T8">create_array</text:span>(&amp;size);</text:p>
      <text:p text:style-name="P9"><text:span text:style-name="T3"><text:s text:c="9"/></text:span><text:span text:style-name="T5">}</text:span></text:p>
      <text:p text:style-name="P3"><text:span text:style-name="T2"><text:s text:c="9"/></text:span><text:span text:style-name="T1">if</text:span> (arr2 != <text:span text:style-name="T2">NULL</text:span>) {<text:span text:style-name="T14"> // free previously created array</text:span></text:p>
      <text:p text:style-name="P3"><text:span text:style-name="T2"><text:s text:c="12"/></text:span><text:span text:style-name="T8">free</text:span>(arr2);</text:p>
      <text:p text:style-name="P3"><text:span text:style-name="T2"><text:s text:c="12"/></text:span>arr2 = <text:span text:style-name="T2">NULL</text:span>;</text:p>
      <text:p text:style-name="P3"><text:span text:style-name="T2"><text:s text:c="12"/></text:span>size2 = <text:span text:style-name="T12">0</text:span>;</text:p>
      <text:p text:style-name="P9"><text:span text:style-name="T3"><text:s text:c="9"/></text:span><text:span text:style-name="T5">}</text:span></text:p>
      <text:p text:style-name="P3"><text:span text:style-name="T2"><text:s text:c="9"/></text:span><text:span text:style-name="T8">printf</text:span>(<text:span text:style-name="T4">"Create Array2:</text:span><text:span text:style-name="T13">\n</text:span><text:span text:style-name="T4">"</text:span>);</text:p>
      <text:p text:style-name="P3"><text:span text:style-name="T2"><text:s text:c="9"/></text:span>arr2 = <text:span text:style-name="T8">create_array</text:span>(&amp;<text:span text:style-name="T10">size2</text:span>);</text:p>
      <text:p text:style-name="P3"><text:span text:style-name="T2"><text:s text:c="9"/></text:span><text:span text:style-name="T1">if</text:span> (arr3 != <text:span text:style-name="T2">NULL</text:span>) {<text:span text:style-name="T14"> // free previously created array</text:span></text:p>
      <text:p text:style-name="P3"><text:span text:style-name="T2"><text:s text:c="12"/></text:span><text:span text:style-name="T8">free</text:span>(arr3);</text:p>
      <text:p text:style-name="P3"><text:span text:style-name="T2"><text:s text:c="12"/></text:span>arr3 = <text:span text:style-name="T2">NULL</text:span>;</text:p>
      <text:p text:style-name="P3"><text:span text:style-name="T2"><text:s text:c="12"/></text:span>size3 = <text:span text:style-name="T12">0</text:span>;</text:p>
      <text:p text:style-name="P9"><text:span text:style-name="T3"><text:s text:c="9"/></text:span><text:span text:style-name="T5">}</text:span></text:p>
      <text:p text:style-name="P9"><text:span text:style-name="T3"><text:s text:c="9"/></text:span><text:span text:style-name="T5">arr3 = </text:span><text:span text:style-name="T9">merge</text:span><text:span text:style-name="T5">(arr, arr2, size, size2, &amp;</text:span><text:span text:style-name="T11">size3</text:span><text:span text:style-name="T5">);</text:span></text:p>
      <text:p text:style-name="P3"><text:span text:style-name="T2"><text:s text:c="9"/></text:span><text:span text:style-name="T8">print_array</text:span>(arr3, size3);</text:p>
      <text:p text:style-name="P3"><text:span text:style-name="T2"><text:s text:c="9"/></text:span><text:span text:style-name="T1">break</text:span>;</text:p>
      <text:p text:style-name="P3"><text:span text:style-name="T2"><text:s text:c="6"/></text:span><text:span text:style-name="T1">case</text:span> <text:span text:style-name="T12">7</text:span>:</text:p>
      <text:p text:style-name="P3"><text:span text:style-name="T2"><text:s text:c="9"/></text:span><text:span text:style-name="T1">if</text:span> (arr == <text:span text:style-name="T2">NULL</text:span>) {</text:p>
      <text:p text:style-name="P3"><text:span text:style-name="T2"><text:s text:c="12"/></text:span><text:span text:style-name="T8">printf</text:span>(<text:span text:style-name="T4">"Create array first</text:span><text:span text:style-name="T13">\n</text:span><text:span text:style-name="T4">"</text:span>);</text:p>
      <text:p text:style-name="P3"><text:span text:style-name="T2"><text:s text:c="12"/></text:span><text:span text:style-name="T1">break</text:span>;</text:p>
      <text:p text:style-name="P3"><text:span text:style-name="T2"><text:s text:c="9"/></text:span>}</text:p>
      <text:p text:style-name="P3"><text:span text:style-name="T2"><text:s text:c="9"/></text:span><text:span text:style-name="T8">printf</text:span>(<text:span text:style-name="T4">"Enter index to split: "</text:span>);</text:p>
      <text:p text:style-name="P3"><text:span text:style-name="T2"><text:s text:c="9"/></text:span><text:span text:style-name="T8">scanf</text:span>(<text:span text:style-name="T4">"</text:span><text:span text:style-name="T10">%d</text:span><text:span text:style-name="T4">"</text:span>, &amp;<text:span text:style-name="T10">indx</text:span>);</text:p>
      <text:p text:style-name="P3"><text:span text:style-name="T2"><text:s text:c="9"/></text:span><text:span text:style-name="T1">if</text:span> (indx &gt; size) {</text:p>
      <text:p text:style-name="P3"><text:span text:style-name="T2"><text:s text:c="12"/></text:span><text:span text:style-name="T8">printf</text:span>(<text:span text:style-name="T4">"Array Index Out of Bounds.</text:span><text:span text:style-name="T13">\n</text:span><text:span text:style-name="T4">"</text:span>);</text:p>
      <text:p text:style-name="P3"><text:span text:style-name="T2"><text:s text:c="12"/></text:span><text:span text:style-name="T1">break</text:span>;</text:p>
      <text:p text:style-name="P3"><text:soft-page-break/><text:span text:style-name="T2"><text:s text:c="9"/></text:span>}</text:p>
      <text:p text:style-name="P3"><text:span text:style-name="T2"><text:s text:c="9"/></text:span><text:span text:style-name="T1">if</text:span> (arr2 != <text:span text:style-name="T2">NULL</text:span>) {<text:span text:style-name="T14"> // free previously created array</text:span></text:p>
      <text:p text:style-name="P3"><text:span text:style-name="T2"><text:s text:c="12"/></text:span><text:span text:style-name="T8">free</text:span>(arr2);</text:p>
      <text:p text:style-name="P3"><text:span text:style-name="T2"><text:s text:c="12"/></text:span>arr2 = <text:span text:style-name="T2">NULL</text:span>;</text:p>
      <text:p text:style-name="P3"><text:span text:style-name="T2"><text:s text:c="12"/></text:span>size2 = <text:span text:style-name="T12">0</text:span>;</text:p>
      <text:p text:style-name="P3"><text:span text:style-name="T2"><text:s text:c="9"/></text:span>}</text:p>
      <text:p text:style-name="P9"><text:span text:style-name="T3"><text:s text:c="9"/></text:span><text:span text:style-name="T5">arr2 = </text:span><text:span text:style-name="T9">split</text:span><text:span text:style-name="T5">(arr, arr2, &amp;</text:span><text:span text:style-name="T11">size</text:span><text:span text:style-name="T5">, &amp;</text:span><text:span text:style-name="T11">size2</text:span><text:span text:style-name="T5">, indx);</text:span></text:p>
      <text:p text:style-name="P3"><text:span text:style-name="T2"><text:s text:c="9"/></text:span><text:span text:style-name="T8">print_array</text:span>(arr, size);</text:p>
      <text:p text:style-name="P9"><text:span text:style-name="T3"><text:s text:c="9"/></text:span><text:span text:style-name="T9">print_array</text:span><text:span text:style-name="T5">(arr2, size2);</text:span></text:p>
      <text:p text:style-name="P3"><text:span text:style-name="T2"><text:s text:c="9"/></text:span><text:span text:style-name="T1">break</text:span>;</text:p>
      <text:p text:style-name="P3"><text:span text:style-name="T2"><text:s text:c="6"/></text:span><text:span text:style-name="T1">case</text:span> <text:span text:style-name="T12">8</text:span>:</text:p>
      <text:p text:style-name="P3"><text:span text:style-name="T2"><text:s text:c="9"/></text:span><text:span text:style-name="T1">if</text:span> (arr == <text:span text:style-name="T2">NULL</text:span>) {</text:p>
      <text:p text:style-name="P3"><text:span text:style-name="T2"><text:s text:c="12"/></text:span><text:span text:style-name="T8">printf</text:span>(<text:span text:style-name="T4">"Create array first</text:span><text:span text:style-name="T13">\n</text:span><text:span text:style-name="T4">"</text:span>);</text:p>
      <text:p text:style-name="P3"><text:span text:style-name="T2"><text:s text:c="12"/></text:span><text:span text:style-name="T1">break</text:span>;</text:p>
      <text:p text:style-name="P3"><text:span text:style-name="T2"><text:s text:c="9"/></text:span>}</text:p>
      <text:p text:style-name="P3"><text:span text:style-name="T2"><text:s text:c="9"/></text:span><text:span text:style-name="T8">sort</text:span>(arr, <text:span text:style-name="T12">0</text:span>, size-<text:span text:style-name="T12">1</text:span>);</text:p>
      <text:p text:style-name="P3"><text:span text:style-name="T2"><text:s text:c="9"/></text:span><text:span text:style-name="T8">print_array</text:span>(arr, size);</text:p>
      <text:p text:style-name="P3"><text:span text:style-name="T2"><text:s text:c="9"/></text:span><text:span text:style-name="T1">break</text:span>;</text:p>
      <text:p text:style-name="P3"><text:span text:style-name="T2"><text:s text:c="6"/></text:span><text:span text:style-name="T1">case</text:span> <text:span text:style-name="T12">9</text:span>:</text:p>
      <text:p text:style-name="P3"><text:span text:style-name="T2"><text:s text:c="9"/></text:span><text:span text:style-name="T1">if</text:span> (arr == <text:span text:style-name="T2">NULL</text:span>) {</text:p>
      <text:p text:style-name="P3"><text:span text:style-name="T2"><text:s text:c="12"/></text:span><text:span text:style-name="T8">printf</text:span>(<text:span text:style-name="T4">"Create array first</text:span><text:span text:style-name="T13">\n</text:span><text:span text:style-name="T4">"</text:span>);</text:p>
      <text:p text:style-name="P3"><text:span text:style-name="T2"><text:s text:c="12"/></text:span><text:span text:style-name="T1">break</text:span>;</text:p>
      <text:p text:style-name="P3"><text:span text:style-name="T2"><text:s text:c="9"/></text:span>}</text:p>
      <text:p text:style-name="P3"><text:span text:style-name="T2"><text:s text:c="9"/></text:span><text:span text:style-name="T8">printf</text:span>(<text:span text:style-name="T4">"Enter Element: "</text:span>);</text:p>
      <text:p text:style-name="P3"><text:span text:style-name="T2"><text:s text:c="9"/></text:span><text:span text:style-name="T8">scanf</text:span>(<text:span text:style-name="T4">"</text:span><text:span text:style-name="T10">%d</text:span><text:span text:style-name="T4">"</text:span>, &amp;<text:span text:style-name="T10">element</text:span>);</text:p>
      <text:p text:style-name="P3"><text:span text:style-name="T2"><text:s text:c="9"/></text:span>indx = <text:span text:style-name="T8">search</text:span>(arr, size, element);</text:p>
      <text:p text:style-name="P3"><text:span text:style-name="T2"><text:s text:c="9"/></text:span><text:span text:style-name="T8">printf</text:span>(<text:span text:style-name="T4">"Index: </text:span><text:span text:style-name="T10">%d</text:span><text:span text:style-name="T4">"</text:span>, indx);</text:p>
      <text:p text:style-name="P3"><text:span text:style-name="T2"><text:s text:c="9"/></text:span><text:span text:style-name="T1">break</text:span>;</text:p>
      <text:p text:style-name="P3"><text:span text:style-name="T2"><text:s text:c="6"/></text:span><text:span text:style-name="T1">default</text:span>:</text:p>
      <text:p text:style-name="P3"><text:span text:style-name="T2"><text:s text:c="9"/></text:span><text:span text:style-name="T8">printf</text:span>(<text:span text:style-name="T4">"Invalid Input</text:span><text:span text:style-name="T13">\n</text:span><text:span text:style-name="T4">"</text:span>);</text:p>
      <text:p text:style-name="P3"><text:span text:style-name="T2"><text:s text:c="9"/></text:span><text:span text:style-name="T1">break</text:span>;</text:p>
      <text:p text:style-name="P3"><text:span text:style-name="T2"><text:s text:c="6"/></text:span>}</text:p>
      <text:p text:style-name="P3"><text:span text:style-name="T2"><text:s text:c="3"/></text:span>}</text:p>
      <text:p text:style-name="P8"/>
      <text:p text:style-name="P6"><text:span text:style-name="T2"><text:s text:c="3"/></text:span>// free the memory</text:p>
      <text:p text:style-name="P3"><text:span text:style-name="T2"><text:s text:c="3"/></text:span><text:span text:style-name="T1">if</text:span> (arr != <text:span text:style-name="T2">NULL</text:span>) {</text:p>
      <text:p text:style-name="P3"><text:span text:style-name="T2"><text:s text:c="6"/></text:span><text:span text:style-name="T8">free</text:span>(arr);</text:p>
      <text:p text:style-name="P3"><text:span text:style-name="T2"><text:s text:c="6"/></text:span>arr = <text:span text:style-name="T2">NULL</text:span>;</text:p>
      <text:p text:style-name="P3"><text:span text:style-name="T2"><text:s text:c="6"/></text:span>size = <text:span text:style-name="T12">0</text:span>;</text:p>
      <text:p text:style-name="P3"><text:span text:style-name="T2"><text:s text:c="3"/></text:span>}</text:p>
      <text:p text:style-name="P3"><text:span text:style-name="T2"><text:s text:c="3"/></text:span><text:span text:style-name="T1">if</text:span> (arr2 != <text:span text:style-name="T2">NULL</text:span>) {</text:p>
      <text:p text:style-name="P3"><text:span text:style-name="T2"><text:s text:c="6"/></text:span><text:span text:style-name="T8">free</text:span>(arr2);</text:p>
      <text:p text:style-name="P3"><text:span text:style-name="T2"><text:s text:c="6"/></text:span>arr2 = <text:span text:style-name="T2">NULL</text:span>;</text:p>
      <text:p text:style-name="P3"><text:span text:style-name="T2"><text:s text:c="6"/></text:span>size2 = <text:span text:style-name="T12">0</text:span>;</text:p>
      <text:p text:style-name="P3"><text:soft-page-break/><text:span text:style-name="T2"><text:s text:c="3"/></text:span>}</text:p>
      <text:p text:style-name="P3"><text:span text:style-name="T2"><text:s text:c="3"/></text:span><text:span text:style-name="T1">if</text:span> (arr3 != <text:span text:style-name="T2">NULL</text:span>) {</text:p>
      <text:p text:style-name="P3"><text:span text:style-name="T2"><text:s text:c="6"/></text:span><text:span text:style-name="T8">free</text:span>(arr3);</text:p>
      <text:p text:style-name="P3"><text:span text:style-name="T2"><text:s text:c="6"/></text:span>arr3 = <text:span text:style-name="T2">NULL</text:span>;</text:p>
      <text:p text:style-name="P3"><text:span text:style-name="T2"><text:s text:c="6"/></text:span>size3 = <text:span text:style-name="T12">0</text:span>;</text:p>
      <text:p text:style-name="P9"><text:span text:style-name="T3"><text:s text:c="3"/></text:span><text:span text:style-name="T5">}</text:span></text:p>
      <text:p text:style-name="P3"><text:span text:style-name="T2"><text:s text:c="3"/></text:span><text:span text:style-name="T1">return</text:span> <text:span text:style-name="T12">0</text:span>;</text:p>
      <text:p text:style-name="P2">}</text:p>
      <text:p text:style-name="P8"/>
      <text:p text:style-name="P2"><text:span text:style-name="T2">int</text:span> *<text:span text:style-name="T8">create_array</text:span>(<text:span text:style-name="T2">int</text:span> *<text:span text:style-name="T10">size</text:span>) {</text:p>
      <text:p text:style-name="P6"><text:span text:style-name="T2"><text:s text:c="3"/></text:span>// takes comma seperated numbers as input and creates array</text:p>
      <text:p text:style-name="P3"><text:span text:style-name="T2"><text:s text:c="3"/>int</text:span> *arr = <text:span text:style-name="T2">NULL</text:span>;</text:p>
      <text:p text:style-name="P3"><text:span text:style-name="T2"><text:s text:c="3"/>int</text:span> x, y, z, flg=<text:span text:style-name="T12">1</text:span>;</text:p>
      <text:p text:style-name="P3"><text:span text:style-name="T2"><text:s text:c="3"/></text:span>(*size) = <text:span text:style-name="T12">0</text:span>;</text:p>
      <text:p text:style-name="P8"/>
      <text:p text:style-name="P3"><text:span text:style-name="T2"><text:s text:c="3"/></text:span><text:span text:style-name="T8">printf</text:span>(<text:span text:style-name="T4">"Enter array elements: "</text:span>);</text:p>
      <text:p text:style-name="P3"><text:span text:style-name="T2"><text:s text:c="3"/></text:span><text:span text:style-name="T1">while</text:span>(flg) {</text:p>
      <text:p text:style-name="P3"><text:span text:style-name="T2"><text:s text:c="6"/></text:span>z = <text:span text:style-name="T8">scanf</text:span>(<text:span text:style-name="T4">"</text:span><text:span text:style-name="T10">%d</text:span><text:span text:style-name="T4">"</text:span>, &amp;x);</text:p>
      <text:p text:style-name="P3"><text:span text:style-name="T2"><text:s text:c="6"/></text:span>y = <text:span text:style-name="T8">getchar</text:span>();</text:p>
      <text:p text:style-name="P3"><text:span text:style-name="T2"><text:s text:c="6"/></text:span><text:span text:style-name="T1">if</text:span> (y == <text:span text:style-name="T4">'</text:span><text:span text:style-name="T13">\n</text:span><text:span text:style-name="T4">'</text:span>) {<text:span text:style-name="T14"> // end of input</text:span></text:p>
      <text:p text:style-name="P3"><text:span text:style-name="T2"><text:s text:c="9"/></text:span>flg=<text:span text:style-name="T12">0</text:span>;</text:p>
      <text:p text:style-name="P9"><text:span text:style-name="T3"><text:s text:c="6"/></text:span><text:span text:style-name="T5">}</text:span></text:p>
      <text:p text:style-name="P3"><text:span text:style-name="T2"><text:s text:c="6"/></text:span><text:span text:style-name="T1">if</text:span> (z == <text:span text:style-name="T12">0</text:span> &amp;&amp; (y!=<text:span text:style-name="T4">'</text:span><text:span text:style-name="T13">\n</text:span><text:span text:style-name="T4">'</text:span> || y !=<text:span text:style-name="T4">','</text:span> || y != <text:span text:style-name="T4">' '</text:span>)) {</text:p>
      <text:p text:style-name="P5">// if anything other than numbers or new line or space entered</text:p>
      <text:p text:style-name="P3"><text:span text:style-name="T2"><text:s text:c="9"/></text:span><text:span text:style-name="T8">printf</text:span>(<text:span text:style-name="T4">"Invalid Input</text:span><text:span text:style-name="T13">\n</text:span><text:span text:style-name="T4">"</text:span>);</text:p>
      <text:p text:style-name="P3"><text:span text:style-name="T2"><text:s text:c="9"/></text:span><text:span text:style-name="T1">break</text:span>;</text:p>
      <text:p text:style-name="P3"><text:span text:style-name="T2"><text:s text:c="6"/></text:span>}</text:p>
      <text:p text:style-name="P3"><text:span text:style-name="T2"><text:s text:c="6"/></text:span>(*size)++;</text:p>
      <text:p text:style-name="P3"><text:span text:style-name="T2"><text:s text:c="6"/></text:span>arr = <text:span text:style-name="T8">realloc</text:span>(arr, (*size)*<text:span text:style-name="T2">sizeof</text:span>(<text:span text:style-name="T2">int</text:span>));<text:span text:style-name="T14"> // increment size of array</text:span></text:p>
      <text:p text:style-name="P3"><text:span text:style-name="T2"><text:s text:c="6"/></text:span><text:span text:style-name="T1">if</text:span> (arr == <text:span text:style-name="T2">NULL</text:span>) {</text:p>
      <text:p text:style-name="P3"><text:span text:style-name="T2"><text:s text:c="9"/></text:span><text:span text:style-name="T8">printf</text:span>(<text:span text:style-name="T4">"MEMORY ALLOCATION ERROR.</text:span><text:span text:style-name="T13">\n</text:span><text:span text:style-name="T4">"</text:span>);</text:p>
      <text:p text:style-name="P3"><text:span text:style-name="T2"><text:s text:c="9"/></text:span><text:span text:style-name="T8">exit</text:span>(-<text:span text:style-name="T12">1</text:span>);</text:p>
      <text:p text:style-name="P3"><text:span text:style-name="T2"><text:s text:c="6"/></text:span>}</text:p>
      <text:p text:style-name="P3"><text:span text:style-name="T2"><text:s text:c="6"/></text:span><text:span text:style-name="T10">arr</text:span>[(*size)-<text:span text:style-name="T12">1</text:span>] = x;<text:span text:style-name="T14"> // insert element at end.</text:span></text:p>
      <text:p text:style-name="P9"><text:span text:style-name="T3"><text:s text:c="3"/></text:span><text:span text:style-name="T5">}</text:span></text:p>
      <text:p text:style-name="P3"><text:span text:style-name="T2"><text:s text:c="3"/></text:span><text:span text:style-name="T1">return</text:span> arr;</text:p>
      <text:p text:style-name="P2">}</text:p>
      <text:p text:style-name="P8"/>
      <text:p text:style-name="P2"><text:span text:style-name="T2">int</text:span> *<text:span text:style-name="T8">delete_element</text:span>(<text:span text:style-name="T2">int</text:span> *<text:span text:style-name="T10">arr</text:span>, <text:span text:style-name="T2">int</text:span> *<text:span text:style-name="T10">size</text:span>, <text:span text:style-name="T2">int</text:span> <text:span text:style-name="T10">element</text:span>) {</text:p>
      <text:p text:style-name="P6"><text:span text:style-name="T2"><text:s text:c="3"/></text:span>// search for element</text:p>
      <text:p text:style-name="P3"><text:span text:style-name="T2"><text:s text:c="3"/>int</text:span> indx = -<text:span text:style-name="T12">1</text:span>;</text:p>
      <text:p text:style-name="P3"><text:span text:style-name="T2"><text:s text:c="3"/></text:span>indx = <text:span text:style-name="T8">search</text:span>(arr, *size, element);</text:p>
      <text:p text:style-name="P3"><text:span text:style-name="T2"><text:s text:c="3"/></text:span><text:span text:style-name="T1">if</text:span> (indx == -<text:span text:style-name="T12">1</text:span>) {</text:p>
      <text:p text:style-name="P3"><text:soft-page-break/><text:span text:style-name="T2"><text:s text:c="6"/></text:span><text:span text:style-name="T8">printf</text:span>(<text:span text:style-name="T4">"Element </text:span><text:span text:style-name="T10">%d</text:span><text:span text:style-name="T4"> not found</text:span><text:span text:style-name="T13">\n</text:span><text:span text:style-name="T4">"</text:span>, element);</text:p>
      <text:p text:style-name="P3"><text:span text:style-name="T2"><text:s text:c="6"/></text:span><text:span text:style-name="T1">return</text:span> arr;</text:p>
      <text:p text:style-name="P3"><text:span text:style-name="T2"><text:s text:c="3"/></text:span>}</text:p>
      <text:p text:style-name="P8"/>
      <text:p text:style-name="P6"><text:span text:style-name="T2"><text:s text:c="3"/></text:span>// shift elements backwards</text:p>
      <text:p text:style-name="P3"><text:span text:style-name="T2"><text:s text:c="3"/></text:span><text:span text:style-name="T1">for</text:span> (<text:span text:style-name="T2">int</text:span> i=indx+<text:span text:style-name="T12">1</text:span>; i&lt;*size; i++) {</text:p>
      <text:p text:style-name="P3"><text:span text:style-name="T2"><text:s text:c="6"/></text:span><text:span text:style-name="T10">arr</text:span>[i-<text:span text:style-name="T12">1</text:span>] = <text:span text:style-name="T10">arr</text:span>[i];</text:p>
      <text:p text:style-name="P9"><text:span text:style-name="T3"><text:s text:c="3"/></text:span><text:span text:style-name="T5">} </text:span></text:p>
      <text:p text:style-name="P3"><text:span text:style-name="T2"><text:s text:c="3"/></text:span>(*size)--;</text:p>
      <text:p text:style-name="P3"><text:span text:style-name="T2"><text:s text:c="3"/></text:span>arr = <text:span text:style-name="T8">realloc</text:span>(arr, (*size)*(<text:span text:style-name="T2">sizeof</text:span>(<text:span text:style-name="T2">int</text:span>)));</text:p>
      <text:p text:style-name="P8"/>
      <text:p text:style-name="P3"><text:span text:style-name="T2"><text:s text:c="3"/></text:span><text:span text:style-name="T1">return</text:span> arr;</text:p>
      <text:p text:style-name="P2">}</text:p>
      <text:p text:style-name="P8"/>
      <text:p text:style-name="P2"><text:span text:style-name="T2">int</text:span> <text:span text:style-name="T8">search</text:span>(<text:span text:style-name="T2">int</text:span> *<text:span text:style-name="T10">arr</text:span>, <text:span text:style-name="T2">int</text:span> <text:span text:style-name="T10">size</text:span>, <text:span text:style-name="T2">int</text:span> <text:span text:style-name="T10">element</text:span>) {</text:p>
      <text:p text:style-name="P3"><text:span text:style-name="T2"><text:s text:c="3"/>int</text:span> indx = -<text:span text:style-name="T12">1</text:span>;</text:p>
      <text:p text:style-name="P3"><text:span text:style-name="T2"><text:s text:c="3"/></text:span><text:span text:style-name="T1">for</text:span> (<text:span text:style-name="T2">int</text:span> i=<text:span text:style-name="T12">0</text:span>; i&lt;size; i++) {</text:p>
      <text:p text:style-name="P3"><text:span text:style-name="T2"><text:s text:c="6"/></text:span><text:span text:style-name="T1">if</text:span> (<text:span text:style-name="T10">arr</text:span>[i] == element) {</text:p>
      <text:p text:style-name="P3"><text:span text:style-name="T2"><text:s text:c="9"/></text:span>indx = i;</text:p>
      <text:p text:style-name="P3"><text:span text:style-name="T2"><text:s text:c="9"/></text:span><text:span text:style-name="T1">break</text:span>;</text:p>
      <text:p text:style-name="P3"><text:span text:style-name="T2"><text:s text:c="6"/></text:span>}</text:p>
      <text:p text:style-name="P3"><text:span text:style-name="T2"><text:s text:c="3"/></text:span>}</text:p>
      <text:p text:style-name="P3"><text:span text:style-name="T2"><text:s text:c="3"/></text:span><text:span text:style-name="T1">return</text:span> indx;</text:p>
      <text:p text:style-name="P2">}</text:p>
      <text:p text:style-name="P8"/>
      <text:p text:style-name="P2"><text:span text:style-name="T2">int</text:span> *<text:span text:style-name="T8">merge</text:span>(<text:span text:style-name="T2">int</text:span> *<text:span text:style-name="T10">arr1</text:span>, <text:span text:style-name="T2">int</text:span> *<text:span text:style-name="T10">arr2</text:span>, <text:span text:style-name="T2">int</text:span> <text:span text:style-name="T10">size1</text:span>, <text:span text:style-name="T2">int</text:span> <text:span text:style-name="T10">size2</text:span>, <text:span text:style-name="T2">int</text:span> *<text:span text:style-name="T10">size3</text:span>) {</text:p>
      <text:p text:style-name="P3"><text:span text:style-name="T2"><text:s text:c="3"/>int</text:span> *arr3 = <text:span text:style-name="T2">NULL</text:span>;</text:p>
      <text:p text:style-name="P3"><text:span text:style-name="T2"><text:s text:c="3"/></text:span>*size3 = size1+size2;<text:span text:style-name="T14"> // size of array after merge</text:span></text:p>
      <text:p text:style-name="P8"/>
      <text:p text:style-name="P3"><text:span text:style-name="T2"><text:s text:c="3"/></text:span>arr3 = <text:span text:style-name="T8">malloc</text:span>((*size3)*<text:span text:style-name="T2">sizeof</text:span>(<text:span text:style-name="T2">int</text:span>));</text:p>
      <text:p text:style-name="P3"><text:span text:style-name="T2"><text:s text:c="3"/></text:span><text:span text:style-name="T1">if</text:span> (arr3 == <text:span text:style-name="T2">NULL</text:span>) {</text:p>
      <text:p text:style-name="P3"><text:span text:style-name="T2"><text:s text:c="6"/></text:span><text:span text:style-name="T8">printf</text:span>(<text:span text:style-name="T4">"MEMORY ALLOCATION ERROR</text:span><text:span text:style-name="T13">\n</text:span><text:span text:style-name="T4">"</text:span>);</text:p>
      <text:p text:style-name="P3"><text:span text:style-name="T2"><text:s text:c="6"/></text:span><text:span text:style-name="T8">exit</text:span>(-<text:span text:style-name="T12">1</text:span>);</text:p>
      <text:p text:style-name="P3"><text:span text:style-name="T2"><text:s text:c="3"/></text:span>}</text:p>
      <text:p text:style-name="P8"/>
      <text:p text:style-name="P3"><text:span text:style-name="T2"><text:s text:c="3"/></text:span><text:span text:style-name="T1">for</text:span> (<text:span text:style-name="T2">int</text:span> i=<text:span text:style-name="T12">0</text:span>; i&lt;size1; i++) {</text:p>
      <text:p text:style-name="P3"><text:span text:style-name="T2"><text:s text:c="6"/></text:span><text:span text:style-name="T10">arr3</text:span>[i] = <text:span text:style-name="T10">arr1</text:span>[i];</text:p>
      <text:p text:style-name="P3"><text:span text:style-name="T2"><text:s text:c="3"/></text:span>}</text:p>
      <text:p text:style-name="P3"><text:span text:style-name="T2"><text:s text:c="3"/></text:span><text:span text:style-name="T1">for</text:span> (<text:span text:style-name="T2">int</text:span> i=<text:span text:style-name="T12">0</text:span>; i&lt;size2; i++) {</text:p>
      <text:p text:style-name="P3"><text:span text:style-name="T2"><text:s text:c="6"/></text:span><text:span text:style-name="T10">arr3</text:span>[size1+i] = <text:span text:style-name="T10">arr2</text:span>[i];</text:p>
      <text:p text:style-name="P3"><text:span text:style-name="T2"><text:s text:c="3"/></text:span>}</text:p>
      <text:p text:style-name="P8"/>
      <text:p text:style-name="P3"><text:span text:style-name="T2"><text:s text:c="3"/></text:span><text:span text:style-name="T1">return</text:span> arr3;</text:p>
      <text:p text:style-name="P2"><text:soft-page-break/>}</text:p>
      <text:p text:style-name="P8"/>
      <text:p text:style-name="P2"><text:span text:style-name="T2">int</text:span> *<text:span text:style-name="T8">split</text:span>(<text:span text:style-name="T2">int</text:span> *<text:span text:style-name="T10">arr</text:span>, <text:span text:style-name="T2">int</text:span> *<text:span text:style-name="T10">arr2</text:span>, <text:span text:style-name="T2">int</text:span> *<text:span text:style-name="T10">size</text:span>, <text:span text:style-name="T2">int</text:span> *<text:span text:style-name="T10">size2</text:span>, <text:span text:style-name="T2">int</text:span> <text:span text:style-name="T10">indx</text:span>) {</text:p>
      <text:p text:style-name="P3"><text:span text:style-name="T2"><text:s text:c="3"/>int</text:span> new_size = *size - indx - <text:span text:style-name="T12">1</text:span>;<text:span text:style-name="T14"> // size of new array</text:span></text:p>
      <text:p text:style-name="P3"><text:span text:style-name="T2"><text:s text:c="3"/></text:span>*size2 = new_size;</text:p>
      <text:p text:style-name="P3"><text:span text:style-name="T2"><text:s text:c="3"/></text:span>*size = indx+<text:span text:style-name="T12">1</text:span>;<text:span text:style-name="T14"> // size of the other array after split</text:span></text:p>
      <text:p text:style-name="P8"/>
      <text:p text:style-name="P3"><text:span text:style-name="T2"><text:s text:c="3"/></text:span>arr2 = <text:span text:style-name="T8">realloc</text:span>(arr2, (*size2)*(<text:span text:style-name="T2">sizeof</text:span>(<text:span text:style-name="T2">int</text:span>)));</text:p>
      <text:p text:style-name="P3"><text:span text:style-name="T2"><text:s text:c="3"/></text:span><text:span text:style-name="T1">if</text:span> (arr2 == <text:span text:style-name="T2">NULL</text:span>) {</text:p>
      <text:p text:style-name="P3"><text:span text:style-name="T2"><text:s text:c="6"/></text:span><text:span text:style-name="T8">printf</text:span>(<text:span text:style-name="T4">"MEMORY ALLOCATION ERROR</text:span><text:span text:style-name="T13">\n</text:span><text:span text:style-name="T4">"</text:span>);</text:p>
      <text:p text:style-name="P3"><text:span text:style-name="T2"><text:s text:c="6"/></text:span><text:span text:style-name="T8">exit</text:span>(-<text:span text:style-name="T12">1</text:span>);</text:p>
      <text:p text:style-name="P9"><text:span text:style-name="T3"><text:s text:c="3"/></text:span><text:span text:style-name="T5">}</text:span></text:p>
      <text:p text:style-name="P3"><text:span text:style-name="T2"><text:s text:c="3"/></text:span><text:span text:style-name="T1">for</text:span> (<text:span text:style-name="T2">int</text:span> i=<text:span text:style-name="T12">0</text:span>; i&lt;(*size2); i++) {</text:p>
      <text:p text:style-name="P3"><text:span text:style-name="T2"><text:s text:c="6"/></text:span><text:span text:style-name="T10">arr2</text:span>[i] = <text:span text:style-name="T10">arr</text:span>[(*size)+i];<text:span text:style-name="T14"> // moving elem to new array after split</text:span></text:p>
      <text:p text:style-name="P9"><text:span text:style-name="T3"><text:s text:c="3"/></text:span><text:span text:style-name="T5">}</text:span></text:p>
      <text:p text:style-name="P3"><text:span text:style-name="T2"><text:s text:c="3"/></text:span>arr = <text:span text:style-name="T8">realloc</text:span>(arr, (*size)*(<text:span text:style-name="T2">sizeof</text:span>(<text:span text:style-name="T2">int</text:span>)));</text:p>
      <text:p text:style-name="P3"><text:span text:style-name="T2"><text:s text:c="3"/></text:span><text:span text:style-name="T1">if</text:span> (arr == <text:span text:style-name="T2">NULL</text:span>) {</text:p>
      <text:p text:style-name="P3"><text:span text:style-name="T2"><text:s text:c="6"/></text:span><text:span text:style-name="T8">printf</text:span>(<text:span text:style-name="T4">"MEMORY ALLOCATION ERROR</text:span><text:span text:style-name="T13">\n</text:span><text:span text:style-name="T4">"</text:span>);</text:p>
      <text:p text:style-name="P3"><text:span text:style-name="T2"><text:s text:c="6"/></text:span><text:span text:style-name="T8">exit</text:span>(-<text:span text:style-name="T12">1</text:span>);</text:p>
      <text:p text:style-name="P3"><text:span text:style-name="T2"><text:s text:c="3"/></text:span>}</text:p>
      <text:p text:style-name="P8"/>
      <text:p text:style-name="P3"><text:span text:style-name="T2"><text:s text:c="3"/></text:span><text:span text:style-name="T1">return</text:span> arr2;</text:p>
      <text:p text:style-name="P2">}</text:p>
      <text:p text:style-name="P8"/>
      <text:p text:style-name="P2"><text:span text:style-name="T2">int</text:span> *<text:span text:style-name="T8">insert</text:span>(<text:span text:style-name="T2">int</text:span> *<text:span text:style-name="T10">arr</text:span>, <text:span text:style-name="T2">int</text:span> *<text:span text:style-name="T10">size</text:span>, <text:span text:style-name="T2">int</text:span> <text:span text:style-name="T10">indx</text:span>, <text:span text:style-name="T2">int</text:span> <text:span text:style-name="T10">element</text:span>) {</text:p>
      <text:p text:style-name="P3"><text:span text:style-name="T2"><text:s text:c="3"/></text:span>(*size)++;</text:p>
      <text:p text:style-name="P3"><text:span text:style-name="T2"><text:s text:c="3"/></text:span>arr = <text:span text:style-name="T8">realloc</text:span>(arr, (*size)*<text:span text:style-name="T2">sizeof</text:span>(<text:span text:style-name="T2">int</text:span>));</text:p>
      <text:p text:style-name="P3"><text:span text:style-name="T2"><text:s text:c="3"/></text:span><text:span text:style-name="T1">if</text:span> (arr == <text:span text:style-name="T2">NULL</text:span>) {</text:p>
      <text:p text:style-name="P3"><text:span text:style-name="T2"><text:s text:c="6"/></text:span><text:span text:style-name="T8">printf</text:span>(<text:span text:style-name="T4">"MEMORY ALLOCATION ERROR</text:span><text:span text:style-name="T13">\n</text:span><text:span text:style-name="T4">"</text:span>);</text:p>
      <text:p text:style-name="P3"><text:span text:style-name="T2"><text:s text:c="6"/></text:span><text:span text:style-name="T8">exit</text:span>(-<text:span text:style-name="T12">1</text:span>);</text:p>
      <text:p text:style-name="P3"><text:span text:style-name="T2"><text:s text:c="3"/></text:span>}</text:p>
      <text:p text:style-name="P8"/>
      <text:p text:style-name="P6"><text:span text:style-name="T2"><text:s text:c="3"/></text:span>// move elements to the right;</text:p>
      <text:p text:style-name="P3"><text:span text:style-name="T2"><text:s text:c="3"/></text:span><text:span text:style-name="T1">for</text:span> (<text:span text:style-name="T2">int</text:span> i=(*size)-<text:span text:style-name="T12">1</text:span>; i&gt;indx; i--) {</text:p>
      <text:p text:style-name="P3"><text:span text:style-name="T2"><text:s text:c="6"/></text:span><text:span text:style-name="T10">arr</text:span>[i] = <text:span text:style-name="T10">arr</text:span>[i-<text:span text:style-name="T12">1</text:span>];</text:p>
      <text:p text:style-name="P9"><text:span text:style-name="T3"><text:s text:c="3"/></text:span><text:span text:style-name="T5">}</text:span></text:p>
      <text:p text:style-name="P3"><text:span text:style-name="T2"><text:s text:c="3"/></text:span><text:span text:style-name="T10">arr</text:span>[indx] = element;</text:p>
      <text:p text:style-name="P8"/>
      <text:p text:style-name="P3"><text:span text:style-name="T2"><text:s text:c="3"/></text:span><text:span text:style-name="T1">return</text:span> arr;</text:p>
      <text:p text:style-name="P2">}</text:p>
      <text:p text:style-name="P8"/>
      <text:p text:style-name="P2"><text:span text:style-name="T2">void</text:span> <text:span text:style-name="T8">sort</text:span>(<text:span text:style-name="T2">int</text:span> *<text:span text:style-name="T10">arr</text:span>, <text:span text:style-name="T2">int</text:span> <text:span text:style-name="T10">start</text:span>, <text:span text:style-name="T2">int</text:span> <text:span text:style-name="T10">end</text:span>) {</text:p>
      <text:p text:style-name="P6"><text:span text:style-name="T2"><text:s text:c="3"/></text:span>// Quick sort algorithm</text:p>
      <text:p text:style-name="P3"><text:soft-page-break/><text:span text:style-name="T2"><text:s text:c="3"/>int</text:span> pivot_indx;</text:p>
      <text:p text:style-name="P3"><text:span text:style-name="T2"><text:s text:c="3"/></text:span><text:span text:style-name="T1">if</text:span> (start &lt; end) {</text:p>
      <text:p text:style-name="P3"><text:span text:style-name="T2"><text:s text:c="6"/></text:span>pivot_indx = <text:span text:style-name="T8">partition</text:span>(arr, start, end);</text:p>
      <text:p text:style-name="P3"><text:span text:style-name="T2"><text:s text:c="6"/></text:span><text:span text:style-name="T8">sort</text:span>(arr, start, pivot_indx-<text:span text:style-name="T12">1</text:span>);</text:p>
      <text:p text:style-name="P3"><text:span text:style-name="T2"><text:s text:c="6"/></text:span><text:span text:style-name="T8">sort</text:span>(arr, pivot_indx+<text:span text:style-name="T12">1</text:span>, end); </text:p>
      <text:p text:style-name="P3"><text:span text:style-name="T2"><text:s text:c="3"/></text:span>} <text:span text:style-name="T1">else</text:span> {</text:p>
      <text:p text:style-name="P4"><text:span text:style-name="T2"><text:s text:c="6"/></text:span><text:span text:style-name="T1">return</text:span>;</text:p>
      <text:p text:style-name="P3"><text:span text:style-name="T2"><text:s text:c="3"/></text:span>}</text:p>
      <text:p text:style-name="P2">}</text:p>
      <text:p text:style-name="P8"/>
      <text:p text:style-name="P2"><text:span text:style-name="T2">void</text:span> <text:span text:style-name="T8">swap</text:span>(<text:span text:style-name="T2">int</text:span> *<text:span text:style-name="T10">a</text:span>, <text:span text:style-name="T2">int</text:span> *<text:span text:style-name="T10">b</text:span>) {</text:p>
      <text:p text:style-name="P6"><text:span text:style-name="T2"><text:s text:c="3"/></text:span>// function to swap 2 variables</text:p>
      <text:p text:style-name="P3"><text:span text:style-name="T2"><text:s text:c="3"/>int</text:span> tmp;</text:p>
      <text:p text:style-name="P3"><text:span text:style-name="T2"><text:s text:c="3"/></text:span>tmp = *a;</text:p>
      <text:p text:style-name="P3"><text:span text:style-name="T2"><text:s text:c="3"/></text:span>*a = *b;</text:p>
      <text:p text:style-name="P3"><text:span text:style-name="T2"><text:s text:c="3"/></text:span>*b = tmp;</text:p>
      <text:p text:style-name="P2">}</text:p>
      <text:p text:style-name="P8"/>
      <text:p text:style-name="P2"><text:span text:style-name="T2">int</text:span> <text:span text:style-name="T8">partition</text:span>(<text:span text:style-name="T2">int</text:span> *<text:span text:style-name="T10">arr</text:span>, <text:span text:style-name="T2">int</text:span> <text:span text:style-name="T10">start</text:span>, <text:span text:style-name="T2">int</text:span> <text:span text:style-name="T10">end</text:span>) {</text:p>
      <text:p text:style-name="P6"><text:span text:style-name="T2"><text:s text:c="3"/></text:span>// Lomuto partition for quicksort</text:p>
      <text:p text:style-name="P3"><text:span text:style-name="T2"><text:s text:c="3"/>int</text:span> pivot, i, tmp;</text:p>
      <text:p text:style-name="P3"><text:span text:style-name="T2"><text:s text:c="3"/></text:span>pivot = <text:span text:style-name="T10">arr</text:span>[end];</text:p>
      <text:p text:style-name="P8"/>
      <text:p text:style-name="P3"><text:span text:style-name="T2"><text:s text:c="3"/></text:span>i = start-<text:span text:style-name="T12">1</text:span>; </text:p>
      <text:p text:style-name="P3"><text:span text:style-name="T2"><text:s text:c="3"/></text:span><text:span text:style-name="T1">for</text:span>(<text:span text:style-name="T2">int</text:span> j = start; j&lt;= end-<text:span text:style-name="T12">1</text:span>; j++) {</text:p>
      <text:p text:style-name="P3"><text:span text:style-name="T2"><text:s text:c="6"/></text:span><text:span text:style-name="T1">if</text:span> (<text:span text:style-name="T10">arr</text:span>[j] &lt;= pivot) {</text:p>
      <text:p text:style-name="P3"><text:span text:style-name="T2"><text:s text:c="9"/></text:span>i = i + <text:span text:style-name="T12">1</text:span>;</text:p>
      <text:p text:style-name="P3"><text:span text:style-name="T2"><text:s text:c="9"/></text:span><text:span text:style-name="T8">swap</text:span>(&amp;<text:span text:style-name="T10">arr</text:span>[i], &amp;<text:span text:style-name="T10">arr</text:span>[j]);</text:p>
      <text:p text:style-name="P3"><text:span text:style-name="T2"><text:s text:c="6"/></text:span>}</text:p>
      <text:p text:style-name="P3"><text:span text:style-name="T2"><text:s text:c="3"/></text:span>}</text:p>
      <text:p text:style-name="P3"><text:span text:style-name="T2"><text:s text:c="3"/></text:span><text:span text:style-name="T8">swap</text:span>(&amp;<text:span text:style-name="T10">arr</text:span>[i+<text:span text:style-name="T12">1</text:span>], &amp;<text:span text:style-name="T10">arr</text:span>[end]);</text:p>
      <text:p text:style-name="P3"><text:span text:style-name="T2"><text:s text:c="3"/></text:span><text:span text:style-name="T1">return</text:span> i+<text:span text:style-name="T12">1</text:span>;</text:p>
      <text:p text:style-name="P2">}</text:p>
      <text:p text:style-name="P8"/>
      <text:p text:style-name="P2"><text:span text:style-name="T2">void</text:span> <text:span text:style-name="T8">print_array</text:span>(<text:span text:style-name="T2">int</text:span> *<text:span text:style-name="T10">arr</text:span>, <text:span text:style-name="T2">int</text:span> <text:span text:style-name="T10">size</text:span>) {</text:p>
      <text:p text:style-name="P3"><text:span text:style-name="T2"><text:s text:c="3"/></text:span><text:span text:style-name="T8">printf</text:span>(<text:span text:style-name="T4">"{"</text:span>);</text:p>
      <text:p text:style-name="P3"><text:span text:style-name="T2"><text:s text:c="3"/></text:span><text:span text:style-name="T1">for</text:span> (<text:span text:style-name="T2">int</text:span> i=<text:span text:style-name="T12">0</text:span>; i&lt;size; i++) {</text:p>
      <text:p text:style-name="P3"><text:span text:style-name="T2"><text:s text:c="6"/></text:span><text:span text:style-name="T8">printf</text:span>(<text:span text:style-name="T4">"</text:span><text:span text:style-name="T10">%d</text:span><text:span text:style-name="T4">"</text:span>, <text:span text:style-name="T10">arr</text:span>[i]);</text:p>
      <text:p text:style-name="P3"><text:span text:style-name="T2"><text:s text:c="6"/></text:span><text:span text:style-name="T1">if</text:span> (i != size-<text:span text:style-name="T12">1</text:span>) {</text:p>
      <text:p text:style-name="P3"><text:span text:style-name="T2"><text:s text:c="9"/></text:span><text:span text:style-name="T8">printf</text:span>(<text:span text:style-name="T4">", "</text:span>);</text:p>
      <text:p text:style-name="P3"><text:span text:style-name="T2"><text:s text:c="6"/></text:span>}</text:p>
      <text:p text:style-name="P3"><text:span text:style-name="T2"><text:s text:c="3"/></text:span>}</text:p>
      <text:p text:style-name="P3"><text:span text:style-name="T2"><text:s text:c="3"/></text:span><text:span text:style-name="T8">printf</text:span>(<text:span text:style-name="T4">"}</text:span><text:span text:style-name="T13">\n</text:span><text:span text:style-name="T4">"</text:span>);</text:p>
      <text:p text:style-name="P8"><text:span text:style-name="T5">}</text:span></text:p>
      <text:p text:style-name="P1"><text:soft-page-break/><text:span text:style-name="T23">OUTPUT</text:span></text:p>
      <text:p text:style-name="P7"/>
      <text:p text:style-name="P10"><text:span text:style-name="T7">1. Create </text:span><text:span text:style-name="T16"><text:line-break/>2. Count <text:line-break/>3. Indexed Element <text:line-break/>4. Insert <text:line-break/>5. Delete <text:line-break/>6. Merge <text:line-break/>7. Split <text:line-break/>8. Sort <text:line-break/>9. Search <text:line-break/>0. Exit <text:line-break/>Chose option: 1 <text:line-break/>Enter array elements: 1,5,3,2,-3 <text:line-break/>{1, 5, 3, 2, -3} <text:line-break/><text:line-break/>1. Create <text:line-break/>2. Count <text:line-break/>3. Indexed Element <text:line-break/>4. Insert <text:line-break/>5. Delete <text:line-break/>6. Merge <text:line-break/>7. Split <text:line-break/>8. Sort <text:line-break/>9. Search <text:line-break/>0. Exit <text:line-break/>Chose option: 2 <text:line-break/>Size of array: 5 <text:line-break/><text:line-break/>1. Create <text:line-break/>2. Count <text:line-break/>3. Indexed Element <text:line-break/>4. Insert <text:line-break/>5. Delete <text:line-break/>6. Merge <text:line-break/>7. Split <text:line-break/>8. Sort <text:line-break/>9. Search <text:line-break/>0. Exit <text:line-break/>Chose option: 3 <text:line-break/>Enter index: 1 <text:line-break/>Element: 5 <text:line-break/><text:line-break/>1. Create <text:line-break/>2. Count <text:line-break/>3. Indexed Element <text:line-break/>4. Insert <text:line-break/>5. Delete <text:line-break/>6. Merge <text:line-break/>7. Split <text:line-break/>8. Sort <text:line-break/></text:span><text:soft-page-break/><text:span text:style-name="T16">9. Search <text:line-break/>0. Exit <text:line-break/>Chose option: 4 <text:line-break/>Enter index to insert: 1 <text:line-break/>Enter element to insert: 0 <text:line-break/>{1, 0, 5, 3, 2, -3} <text:line-break/><text:line-break/>1. Create <text:line-break/>2. Count <text:line-break/>3. Indexed Element <text:line-break/>4. Insert <text:line-break/>5. Delete <text:line-break/>6. Merge <text:line-break/>7. Split <text:line-break/>8. Sort <text:line-break/>9. Search <text:line-break/>0. Exit <text:line-break/>Chose option: 5 <text:line-break/>Enter element to delete: 2 <text:line-break/>{1, 0, 5, 3, -3} <text:line-break/><text:line-break/>1. Create <text:line-break/>2. Count <text:line-break/>3. Indexed Element <text:line-break/>4. Insert <text:line-break/>5. Delete <text:line-break/>6. Merge <text:line-break/>7. Split <text:line-break/>8. Sort <text:line-break/>9. Search <text:line-break/>0. Exit <text:line-break/>Chose option: 8 <text:line-break/>{-3, 0, 1, 3, 5}<text:line-break/><text:line-break/></text:span><text:span text:style-name="T6">1. Create </text:span><text:line-break/>2. Count <text:line-break/>3. Indexed Element <text:line-break/>4. Insert <text:line-break/>5. Delete <text:line-break/>6. Merge <text:line-break/>7. Split <text:line-break/>8. Sort <text:line-break/>9. Search <text:line-break/>0. Exit <text:line-break/>Chose option: 1 <text:line-break/>Enter array elements: 1,3,4,2,7,8,9,0,4,2 <text:line-break/>{1, 3, 4, 2, 7, 8, 9, 0, 4, 2} <text:line-break/><text:line-break/>1. Create <text:line-break/>2. Count <text:line-break/>3. Indexed Element <text:line-break/>4. Insert <text:line-break/><text:soft-page-break/>5. Delete <text:line-break/>6. Merge <text:line-break/>7. Split <text:line-break/>8. Sort <text:line-break/>9. Search <text:line-break/>0. Exit <text:line-break/>Chose option: 7 <text:line-break/>Enter index to split: 3 <text:line-break/>{1, 3, 4, 2} <text:line-break/>{7, 8, 9, 0, 4, 2} <text:line-break/><text:line-break/>1. Create <text:line-break/>2. Count <text:line-break/>3. Indexed Element <text:line-break/>4. Insert <text:line-break/>5. Delete <text:line-break/>6. Merge <text:line-break/>7. Split <text:line-break/>8. Sort <text:line-break/>9. Search <text:line-break/>0. Exit <text:line-break/>Chose option: 1 <text:line-break/>Enter array elements: 1,2,3,4 <text:line-break/>{1, 2, 3, 4} <text:line-break/><text:line-break/>1. Create <text:line-break/>2. Count <text:line-break/>3. Indexed Element <text:line-break/>4. Insert <text:line-break/>5. Delete <text:line-break/>6. Merge <text:line-break/>7. Split <text:line-break/>8. Sort <text:line-break/>9. Search <text:line-break/>0. Exit <text:line-break/>Chose option: 6 <text:line-break/>Create Array2: <text:line-break/>Enter array elements: 4,5,8 <text:line-break/>{1, 2, 3, 4, 4, 5, 8}<text:line-break/><text:line-break/>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, 'Droid Sans Mono', monospace, monospace"/>
    <style:font-face style:name="Mangal1" svg:font-family="Mangal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3-09-07T21:32:17.601038359</dc:date>
    <meta:editing-duration>PT41M39S</meta:editing-duration>
    <meta:editing-cycles>10</meta:editing-cycles>
    <meta:document-statistic meta:table-count="0" meta:image-count="0" meta:object-count="0" meta:page-count="11" meta:paragraph-count="315" meta:word-count="1445" meta:character-count="10120" meta:non-whitespace-character-count="7056"/>
  </office:meta>
</office:document-meta>
</file>